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6d6" officeooo:paragraph-rsid="000c96d6"/>
    </style:style>
    <style:style style:name="P2" style:family="paragraph" style:parent-style-name="Standard">
      <style:text-properties officeooo:rsid="000e0e2a" officeooo:paragraph-rsid="000e0e2a"/>
    </style:style>
    <style:style style:name="P3" style:family="paragraph" style:parent-style-name="Standard">
      <style:text-properties officeooo:rsid="000fd37c" officeooo:paragraph-rsid="000fd37c"/>
    </style:style>
    <style:style style:name="P4" style:family="paragraph" style:parent-style-name="Standard">
      <style:text-properties officeooo:rsid="001044f4" officeooo:paragraph-rsid="001044f4"/>
    </style:style>
    <style:style style:name="P5" style:family="paragraph" style:parent-style-name="Standard">
      <style:text-properties officeooo:rsid="00123343" officeooo:paragraph-rsid="00123343"/>
    </style:style>
    <style:style style:name="T1" style:family="text">
      <style:text-properties officeooo:rsid="000e0e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b</text:p>
      <text:p text:style-name="P1">2.c</text:p>
      <text:p text:style-name="P1">3.<text:span text:style-name="T1">a</text:span></text:p>
      <text:p text:style-name="P1">4.d</text:p>
      <text:p text:style-name="P2">5.c</text:p>
      <text:p text:style-name="P3">6.b</text:p>
      <text:p text:style-name="P3">7.b</text:p>
      <text:p text:style-name="P4">8.</text:p>
      <text:p text:style-name="P4">9.b</text:p>
      <text:p text:style-name="P5">10.d</text:p>
      <text:p text:style-name="P2"/>
      <text:p text:style-name="P2"/>
      <text:p text:style-name="P2"/>
      <text:p text:style-name="P2">15.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9:18:16.380556997</meta:creation-date>
    <dc:date>2020-08-07T20:39:43.195462129</dc:date>
    <meta:editing-duration>PT2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" meta:character-count="34" meta:non-whitespace-character-count="34"/>
  </office:meta>
</office:document-meta>
</file>